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stem-ui" svg:font-family="system-ui, apple-system, system-ui, .SFNSText-Regular,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left="0.101cm" fo:padding-right="0.101cm" fo:padding-top="0.101cm" fo:padding-bottom="0.4cm" fo:border-left="none" fo:border-right="none" fo:border-top="none" fo:border-bottom="0.035cm solid #000000"/>
    </style:style>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style>
    <style:style style:name="P4"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fo:color="#333333" style:text-underline-style="none" fo:font-weight="normal" style:font-weight-asian="normal" style:font-weight-complex="normal"/>
    </style:style>
    <style:style style:name="P5"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style:text-underline-style="none" fo:font-weight="normal" style:font-weight-asian="normal" style:font-weight-complex="normal"/>
    </style:style>
    <style:style style:name="P6"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style:text-underline-style="none" fo:font-weight="bold" style:font-weight-asian="bold" style:font-weight-complex="bold"/>
    </style:style>
    <style:style style:name="P7"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style:text-underline-style="solid" style:text-underline-width="auto" style:text-underline-color="font-color"/>
    </style:style>
    <style:style style:name="P8"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style:text-underline-style="solid" style:text-underline-width="auto" style:text-underline-color="font-color" fo:font-weight="normal" style:font-weight-asian="normal" style:font-weight-complex="normal"/>
    </style:style>
    <style:style style:name="P9"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Table_20_Contents">
      <style:paragraph-properties fo:margin-left="0cm" fo:margin-right="0cm" fo:margin-top="0.25cm" fo:margin-bottom="0cm" fo:line-height="150%" fo:text-align="start" style:justify-single-word="false" fo:orphans="2" fo:widows="2" fo:text-indent="0cm" style:auto-text-indent="false" fo:padding="0cm"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Heading_20_2">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Heading_20_2">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13" style:family="paragraph" style:parent-style-name="Heading_20_2">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4" style:family="paragraph" style:parent-style-name="Heading_20_2">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5"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9"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20" style:family="paragraph" style:parent-style-name="Text_20_body">
      <style:paragraph-properties fo:margin-left="0cm" fo:margin-right="0cm" fo:margin-top="0.25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21"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22"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23"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24"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25"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26"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27"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color="#000000" style:font-name="Times New Roman" fo:font-size="12pt" style:font-size-asian="12pt" style:font-size-complex="12pt"/>
    </style:style>
    <style:style style:name="P28" style:family="paragraph" style:parent-style-name="Text_20_body">
      <style:paragraph-properties fo:margin-left="0cm" fo:margin-right="0cm" fo:margin-top="0.25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29" style:family="paragraph" style:parent-style-name="Text_20_body">
      <style:paragraph-properties fo:margin-left="0cm" fo:margin-right="0cm" fo:margin-top="0.25cm" fo:margin-bottom="0cm" fo:line-height="150%" fo:orphans="2" fo:widows="2" fo:text-indent="0cm" style:auto-text-indent="false" fo:padding="0cm" fo:border="none"/>
      <style:text-properties fo:color="#000000" style:font-name="Times New Roman" fo:font-size="12pt" style:text-underline-style="none" style:font-size-asian="12pt" style:font-size-complex="12pt"/>
    </style:style>
    <style:style style:name="P30"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color="#000000"/>
    </style:style>
    <style:style style:name="P31"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weight="bold" style:font-weight-asian="bold" style:font-weight-complex="bold"/>
    </style:style>
    <style:style style:name="P32"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style>
    <style:style style:name="P33" style:family="paragraph" style:parent-style-name="Text_20_body">
      <style:paragraph-properties fo:margin-left="0cm" fo:margin-right="0cm" fo:margin-top="0.25cm" fo:margin-bottom="0cm" fo:line-height="150%" fo:orphans="2" fo:widows="2" fo:text-indent="0cm" style:auto-text-indent="false" fo:padding="0cm" fo:border="none"/>
    </style:style>
    <style:style style:name="P34" style:family="paragraph" style:parent-style-name="Table_20_Heading">
      <style:paragraph-properties fo:margin-left="0cm" fo:margin-right="0cm" fo:margin-top="0.25cm" fo:margin-bottom="0cm" fo:line-height="150%" fo:text-align="start" style:justify-single-word="false" fo:orphans="2" fo:widows="2" fo:text-indent="0cm" style:auto-text-indent="false" fo:padding="0cm" fo:border="none"/>
    </style:style>
    <style:style style:name="P35" style:family="paragraph" style:parent-style-name="Table_20_Heading">
      <style:paragraph-properties fo:margin-left="0cm" fo:margin-right="0cm" fo:margin-top="0.25cm" fo:margin-bottom="0cm" fo:line-height="150%" fo:text-align="start" style:justify-single-word="false" fo:orphans="2" fo:widows="2" fo:text-indent="0cm" style:auto-text-indent="false" fo:padding="0cm" fo:border="none"/>
      <style:text-properties fo:color="#333333" style:text-underline-style="solid" style:text-underline-width="auto" style:text-underline-color="font-color" fo:font-weight="normal" style:font-weight-asian="normal" style:font-weight-complex="normal"/>
    </style:style>
    <style:style style:name="P36" style:family="paragraph" style:parent-style-name="Heading_20_3">
      <style:paragraph-properties fo:margin-left="0cm" fo:margin-right="0cm" fo:margin-top="0.25cm" fo:margin-bottom="0cm" fo:line-height="150%" fo:orphans="2" fo:widows="2" fo:text-indent="0cm" style:auto-text-indent="false" fo:padding="0cm" fo:border="none"/>
    </style:style>
    <style:style style:name="P37" style:family="paragraph" style:parent-style-name="Heading_20_1">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38" style:family="paragraph" style:parent-style-name="Heading_20_1">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9" style:family="paragraph" style:parent-style-name="Heading_20_1">
      <style:paragraph-properties fo:margin-left="0cm" fo:margin-right="0cm" fo:margin-top="0.25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40" style:family="paragraph" style:parent-style-name="Standard">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language="fr" fo:country="FR" fo:font-style="normal" style:text-underline-style="none" fo:font-weight="bold" style:font-size-asian="14pt" style:font-weight-asian="bold" style:font-size-complex="14pt" style:font-weight-complex="bold"/>
    </style:style>
    <style:style style:name="P41" style:family="paragraph" style:parent-style-name="Standard">
      <style:paragraph-properties fo:margin-left="0cm" fo:margin-right="0cm" fo:margin-top="0.25cm" fo:margin-bottom="0cm" fo:line-height="150%" fo:text-align="justify" style:justify-single-word="false" fo:orphans="2" fo:widows="2" fo:text-indent="0cm" style:auto-text-indent="false" fo:background-color="#ffff99" fo:padding="0cm"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style:font-size-asian="14pt" style:font-weight-asian="bold" style:font-size-complex="14pt" style:font-weight-complex="bold"/>
    </style:style>
    <style:style style:name="P42" style:family="paragraph" style:parent-style-name="Standard">
      <style:paragraph-properties fo:margin-left="0cm" fo:margin-right="0cm" fo:margin-top="0.25cm" fo:margin-bottom="0cm" fo:line-height="150%" fo:text-align="justify" style:justify-single-word="false" fo:orphans="2" fo:widows="2" fo:text-indent="0cm" style:auto-text-indent="false" fo:background-color="#ffff99" fo:padding="0cm"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43" style:family="paragraph" style:parent-style-name="Standard">
      <style:paragraph-properties fo:margin-left="0cm" fo:margin-right="0cm" fo:margin-top="0.25cm" fo:margin-bottom="0cm" fo:line-height="150%" fo:text-align="justify" style:justify-single-word="false" fo:orphans="2" fo:widows="2" fo:text-indent="0cm" style:auto-text-indent="false" fo:background-color="#ffff99" fo:padding="0cm"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44" style:family="paragraph" style:parent-style-name="Standard">
      <style:paragraph-properties fo:margin-left="0cm" fo:margin-right="0cm" fo:margin-top="0.25cm" fo:margin-bottom="0cm" fo:line-height="150%" fo:text-align="justify" style:justify-single-word="false" fo:orphans="2" fo:widows="2" fo:text-indent="0cm" style:auto-text-indent="false" fo:background-color="#ffff99" fo:padding="0cm" fo:border="none">
        <style:background-image/>
      </style:paragraph-properties>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45" style:family="paragraph" style:parent-style-name="Standard">
      <style:paragraph-properties fo:margin-left="0cm" fo:margin-right="0cm" fo:margin-top="0.25cm" fo:margin-bottom="0cm" fo:line-height="150%" fo:text-align="start" style:justify-single-word="false" fo:text-indent="0cm" style:auto-text-indent="false"/>
      <style:text-properties fo:color="#000000" style:font-name="Times New Roman" fo:font-size="48pt" fo:language="fr" fo:country="FR" style:font-size-asian="48pt" style:font-size-complex="48pt"/>
    </style:style>
    <style:style style:name="P46" style:family="paragraph" style:parent-style-name="Standard">
      <style:paragraph-properties fo:margin-left="0cm" fo:margin-right="0cm" fo:margin-top="0.25cm" fo:margin-bottom="0cm" fo:line-height="150%" fo:text-align="start" style:justify-single-word="false" fo:text-indent="0cm" style:auto-text-indent="false"/>
      <style:text-properties fo:color="#000000" fo:font-size="18pt" fo:language="fr" fo:country="FR" fo:font-weight="normal" style:font-size-asian="18pt" style:font-weight-asian="normal" style:font-size-complex="18pt" style:font-weight-complex="normal"/>
    </style:style>
    <style:style style:name="P47" style:family="paragraph" style:parent-style-name="Standard">
      <style:paragraph-properties fo:margin-left="0cm" fo:margin-right="0cm" fo:margin-top="0.25cm" fo:margin-bottom="0cm" fo:line-height="150%" fo:text-align="justify" style:justify-single-word="false" fo:text-indent="0cm" style:auto-text-indent="false"/>
      <style:text-properties fo:color="#000000" fo:font-size="12pt" fo:language="fr" fo:country="FR" fo:font-weight="normal" style:font-size-asian="12pt" style:font-weight-asian="normal" style:font-size-complex="12pt" style:font-weight-complex="normal"/>
    </style:style>
    <style:style style:name="P48" style:family="paragraph" style:parent-style-name="Text_20_body">
      <style:paragraph-properties fo:margin-top="0.25cm" fo:margin-bottom="0cm"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9" style:family="paragraph" style:parent-style-name="Text_20_body">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0" style:family="paragraph" style:parent-style-name="Text_20_body">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1" style:family="paragraph" style:parent-style-name="Text_20_body">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2" style:family="paragraph" style:parent-style-name="Text_20_body">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53" style:family="paragraph" style:parent-style-name="Heading_20_1">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54" style:family="paragraph" style:parent-style-name="Text_20_body">
      <style:paragraph-properties fo:margin-top="0.25cm" fo:margin-bottom="0cm" fo:line-height="150%" fo:background-color="#ffff99">
        <style:tab-stops>
          <style:tab-stop style:position="9.135cm"/>
        </style:tab-stops>
        <style:background-image/>
      </style:paragraph-properties>
      <style:text-properties fo:color="#000000" fo:background-color="#ffff00"/>
    </style:style>
    <style:style style:name="P55" style:family="paragraph" style:parent-style-name="Standard">
      <style:paragraph-properties fo:margin-top="0.25cm" fo:margin-bottom="0cm" fo:line-height="150%" fo:background-color="#ffff99">
        <style:background-image/>
      </style:paragraph-properties>
      <style:text-properties fo:color="#000000" fo:font-size="16pt" fo:language="fr" fo:country="FR" style:text-underline-style="none" fo:font-weight="bold" style:font-size-asian="16pt" style:font-weight-asian="bold" style:font-size-complex="16pt" style:font-weight-complex="bold"/>
    </style:style>
    <style:style style:name="P56" style:family="paragraph" style:parent-style-name="Heading_20_3">
      <style:paragraph-properties fo:margin-top="0.25cm" fo:margin-bottom="0cm" fo:line-height="150%"/>
      <style:text-properties fo:language="fr" fo:country="FR"/>
    </style:style>
    <style:style style:name="P57" style:family="paragraph" style:parent-style-name="Heading_20_1">
      <style:paragraph-properties fo:margin-top="0.25cm" fo:margin-bottom="0cm"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8" style:family="paragraph" style:parent-style-name="Standard">
      <style:paragraph-properties fo:margin-top="0.25cm" fo:margin-bottom="0cm" fo:line-height="150%"/>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59" style:family="paragraph" style:parent-style-name="Standard">
      <style:paragraph-properties fo:margin-top="0.25cm" fo:margin-bottom="0cm" fo:line-height="150%"/>
      <style:text-properties fo:color="#000000" fo:font-size="16pt" fo:language="fr" fo:country="FR" style:text-underline-style="none" fo:font-weight="bold" style:font-size-asian="16pt" style:font-weight-asian="bold" style:font-size-complex="16pt" style:font-weight-complex="bold"/>
    </style:style>
    <style:style style:name="P60" style:family="paragraph" style:parent-style-name="Standard">
      <style:paragraph-properties fo:margin-top="0.25cm" fo:margin-bottom="0cm" fo:line-height="150%"/>
      <style:text-properties fo:color="#000000" fo:font-size="14pt" fo:language="fr" fo:country="FR" style:text-underline-style="none" fo:font-weight="bold" style:font-size-asian="14pt" style:font-weight-asian="bold" style:font-size-complex="14pt" style:font-weight-complex="bold"/>
    </style:style>
    <style:style style:name="P61" style:family="paragraph" style:parent-style-name="Standard">
      <style:paragraph-properties fo:margin-top="0.25cm" fo:margin-bottom="0cm" fo:line-height="150%" fo:text-align="justify" style:justify-single-word="false"/>
      <style:text-properties fo:color="#000000" fo:font-size="12pt" fo:language="fr" fo:country="FR" fo:font-weight="normal" style:font-size-asian="12pt" style:font-weight-asian="normal" style:font-size-complex="12pt" style:font-weight-complex="normal"/>
    </style:style>
    <style:style style:name="P62" style:family="paragraph" style:parent-style-name="Standard">
      <style:paragraph-properties fo:margin-top="0.25cm" fo:margin-bottom="0cm" fo:line-height="150%"/>
      <style:text-properties fo:color="#000000" fo:font-size="18pt" fo:language="fr" fo:country="FR" fo:font-weight="normal" style:font-size-asian="18pt" style:font-weight-asian="normal" style:font-size-complex="18pt" style:font-weight-complex="normal"/>
    </style:style>
    <style:style style:name="P63" style:family="paragraph" style:parent-style-name="Standard">
      <style:paragraph-properties fo:margin-left="0cm" fo:margin-right="0cm" fo:margin-top="0.25cm" fo:margin-bottom="0cm" fo:line-height="150%" fo:text-align="end" style:justify-single-word="false" fo:text-indent="0cm" style:auto-text-indent="false"/>
      <style:text-properties fo:color="#000000" style:font-name="Times New Roman" fo:font-size="48pt" fo:language="fr" fo:country="FR" style:text-underline-style="none" style:font-size-asian="48pt" style:font-size-complex="48pt"/>
    </style:style>
    <style:style style:name="P64" style:family="paragraph" style:parent-style-name="Standard">
      <style:paragraph-properties fo:margin-left="0cm" fo:margin-right="0cm" fo:margin-top="0.25cm" fo:margin-bottom="0cm" fo:line-height="150%" fo:text-align="end" style:justify-single-word="false" fo:text-indent="0cm" style:auto-text-indent="false"/>
      <style:text-properties fo:color="#000000" style:font-name="Times New Roman" fo:font-size="36pt" fo:language="fr" fo:country="FR" fo:font-weight="normal" style:font-size-asian="36pt" style:font-weight-asian="normal" style:font-size-complex="36pt" style:font-weight-complex="normal"/>
    </style:style>
    <style:style style:name="P65" style:family="paragraph" style:parent-style-name="Footer">
      <style:paragraph-properties fo:text-align="center" style:justify-single-word="false"/>
    </style:style>
    <style:style style:name="P66" style:family="paragraph" style:parent-style-name="Heading_20_3">
      <style:text-properties fo:font-size="16pt" style:font-size-asian="16pt" style:font-size-complex="16pt"/>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style:font-name="system-ui" fo:font-size="10.5pt" fo:letter-spacing="normal" fo:font-style="normal" fo:font-weight="normal" style:font-size-asian="10.5pt" style:font-size-complex="10.5pt"/>
    </style:style>
    <style:style style:name="P70" style:family="paragraph" style:parent-style-name="Text_20_body" style:master-page-name="First_20_Page">
      <style:paragraph-properties style:page-number="auto"/>
    </style:style>
    <style:style style:name="P71" style:family="paragraph" style:parent-style-name="Text_20_body">
      <style:paragraph-properties fo:background-color="#ffff66">
        <style:background-image/>
      </style:paragraph-properties>
      <style:text-properties style:text-underline-style="none"/>
    </style:style>
    <style:style style:name="P72" style:family="paragraph" style:parent-style-name="Text_20_body">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3" style:family="paragraph" style:parent-style-name="Text_20_body" style:list-style-name="L3">
      <style:paragraph-properties fo:margin-left="0cm" fo:margin-right="0cm" fo:margin-top="0.25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4" style:family="paragraph" style:parent-style-name="Text_20_body" style:list-style-name="L1">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5" style:family="paragraph" style:parent-style-name="Text_20_body" style:list-style-name="L2">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6" style:family="paragraph" style:parent-style-name="Text_20_body" style:list-style-name="L3">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7" style:family="paragraph" style:parent-style-name="Text_20_body" style:list-style-name="L4">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8" style:family="paragraph" style:parent-style-name="Text_20_body" style:list-style-name="L5">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9" style:family="paragraph" style:parent-style-name="Text_20_body" style:list-style-name="L3">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80" style:family="paragraph" style:parent-style-name="Text_20_body" style:list-style-name="L4">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81" style:family="paragraph" style:parent-style-name="Text_20_body" style:list-style-name="L6">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Text_20_body" style:list-style-name="L7">
      <style:paragraph-properties fo:margin-top="0.25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3" style:family="paragraph" style:parent-style-name="Text_20_body" style:list-style-name="L5">
      <style:paragraph-properties fo:margin-top="0.25cm" fo:margin-bottom="0cm" fo:line-height="150%" fo:text-align="justify" style:justify-single-word="false" fo:orphans="2" fo:widows="2" fo:padding="0cm" fo:border="none"/>
    </style:style>
    <style:style style:name="P84" style:family="paragraph" style:parent-style-name="Text_20_body" style:list-style-name="L8">
      <style:paragraph-properties fo:margin-top="0.25cm" fo:margin-bottom="0cm" fo:line-height="150%" fo:orphans="2" fo:widows="2" fo:padding="0cm" fo:border="none"/>
      <style:text-properties fo:color="#000000" style:font-name="Times New Roman" fo:font-size="12pt" style:font-size-asian="12pt" style:font-size-complex="12pt"/>
    </style:style>
    <style:style style:name="T1" style:family="text">
      <style:text-properties style:text-underline-style="none"/>
    </style:style>
    <style:style style:name="T2" style:family="text">
      <style:text-properties fo:font-size="16pt" style:font-size-asian="16pt" style:font-size-complex="16pt"/>
    </style:style>
    <style:style style:name="T3"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4"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5"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6"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T10"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style:font-name="Times New Roman" fo:font-size="12pt" fo:letter-spacing="normal" fo:language="fr" fo:country="FR" fo:font-style="normal" fo:font-weight="normal" style:font-size-asian="12pt" style:font-size-complex="12pt"/>
    </style:style>
    <style:style style:name="T14" style:family="text">
      <style:text-properties fo:font-variant="normal" fo:text-transform="none" style:text-line-through-style="none" style:font-name="Times New Roman" fo:font-size="12pt" fo:letter-spacing="normal" fo:language="fr" fo:country="FR" fo:font-style="normal" style:text-underline-style="none" fo:font-weight="normal" style:text-blinking="false" style:font-size-asian="12pt" style:font-size-complex="12pt"/>
    </style:style>
    <style:style style:name="T15" style:family="text">
      <style:text-properties fo:font-variant="normal" fo:text-transform="none" fo:letter-spacing="normal" fo:language="fr" fo:country="FR" fo:font-style="normal" fo:font-weight="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background-color="#ffff00"/>
    </style:style>
    <style:style style:name="T19" style:family="text">
      <style:text-properties fo:font-variant="normal" fo:text-transform="none" fo:color="#333333"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fo:background-color="#ffff00"/>
    </style:style>
    <style:style style:name="T22" style:family="text">
      <style:text-properties style:font-style-asian="normal" style:font-style-complex="normal"/>
    </style:style>
    <style:style style:name="T23" style:family="text">
      <style:text-properties fo:font-weight="normal" style:font-weight-asian="normal" style:font-weight-complex="normal"/>
    </style:style>
    <style:style style:name="T24" style:family="text">
      <style:text-properties style:font-name="Times New Roman1" fo:font-weight="normal" style:font-weight-asian="normal" style:font-weight-complex="normal"/>
    </style:style>
    <style:style style:name="T25" style:family="text">
      <style:text-properties fo:color="#33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able:table table:name="Tableau2" table:style-name="Tableau2">
        <table:table-column table:style-name="Tableau2.A"/>
        <table:table-row>
          <table:table-cell table:style-name="Tableau2.A1" office:value-type="string">
            <text:p text:style-name="P45">Chapitre 2</text:p>
          </table:table-cell>
        </table:table-row>
      </table:table>
      <text:p text:style-name="P63"><text:s/></text:p>
      <text:p text:style-name="P64">Spécification des besoins</text:p>
      <text:p text:style-name="P46"/>
      <text:p text:style-name="P47"/>
      <text:p text:style-name="P47">Après avoir abordé les principaux thèmes relatifs au sujet, on vient à énoncer les différents besoins auxquels l'application devra répondre. Cette partie descriptive des besoins constitue la base de ce chapitre où je énumèrerai les besoins fonctionnels et non fonctionnels et j'exposerai le model à suivre pour réaliser le projet.</text:p>
      <text:p text:style-name="P62"/>
      <text:p text:style-name="P6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 Analyse de<text:span text:style-name="T1">s besoins</text:span></text:h>
      <text:p text:style-name="P71">Anaylyse du besoin est une partie esentiel ...</text:p>
      <text:h text:style-name="P66" text:outline-level="3">1.1 Besoin non-fonctionnel</text:h>
      <text:h text:style-name="Heading_20_3" text:outline-level="3">1.1.1. Authentification:</text:h>
      <text:h text:style-name="P57" text:outline-level="1">Tout accès à l'intranet nécessite l'authentification. Chaque visiteur non connecté demandant l'accès à une page de l'intranet est redirigé vers la page d'authentification.</text:h>
      <text:p text:style-name="P48"/>
      <text:h text:style-name="P37" text:outline-level="1">a. Inscription </text:h>
      <text:h text:style-name="P12" text:outline-level="2"><text:bookmark text:name="Authentification-Inscriptiondirecte"/>Inscription directe</text:h>
      <text:p text:style-name="P27"><text:span text:style-name="T17">La seule inscription qui ne se fait pas à travers le directeur, c'est être candidat pour une offre d'emploie. Puis il </text:span><text:span text:style-name="T15">n'a l'accès dans l'intranet qu'à l'espace candidat.</text:span></text:p>
      <text:h text:style-name="P12" text:outline-level="2"><text:bookmark text:name="Authentification-Inscriptiond'unemployé"/>Inscription d'un employé</text:h>
      <text:p text:style-name="P32"><text:span text:style-name="T8">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11">formulaire</text:span></text:a><text:span text:style-name="T8"> </text:span><text:a xlink:type="simple" xlink:href="https://hiitco.atlassian.net/wiki/spaces/HR/pages/edit/30932994?draftId=30932998&amp;draftShareId=f6b2188e-1bd1-403b-93d4-d8ffd0935175&amp;" text:style-name="Internet_20_link" text:visited-style-name="Visited_20_Internet_20_Link"><text:span text:style-name="T11">nouveau collaborateur</text:span></text:a><text:span text:style-name="T8"> pour inscrire l'employé</text:span></text:p>
      <text:p text:style-name="P30"><text:span text:style-name="T13">Une fois le formulaire est envoyé l'employé reçoit un email dans sa boite professionnel lui invitant à saisir un mot de passe pour son compte et se connecter, et un email pour remplir sa fiche collaborateur</text:span><text:span text:style-name="T14">.</text:span></text:p>
      <text:p text:style-name="P22">L'employé n'est pas validé tant qu'il n'a pas remplit sa fiche collaborateur, donc il n'a l'accès à aucune partie de l'intranet sauf celle de sa fiche collaborateur.</text:p>
      <text:h text:style-name="P11" text:outline-level="2"><text:bookmark text:name="Authentification-Règlesd'inscription"/>Règles d'inscription</text:h>
      <text:p text:style-name="P22">L'identifiant d'un utilisateur est son email: professionnel de Hiitconsulting dans le cas d'un employé, ou général dans le cas d'un candidat.</text:p>
      <text:p text:style-name="P22">Le mot de passe doit subir à des contraintes: nombre minimal et maximal de caractères par exemple.</text:p>
      <text:p text:style-name="P22"/>
      <text:h text:style-name="P38" text:outline-level="1"><text:bookmark text:name="Authentification-Connexion.1"/><text:soft-page-break/>b. Connexion</text:h>
      <text:p text:style-name="P15">La page de connexion est accessible à partir du URL www.hiitconsulting.com/intranet/login ou bien et travers le site public.</text:p>
      <text:p text:style-name="P15">On peut cocher se rappeler de moi pour garder la session active.</text:p>
      <text:h text:style-name="P14" text:outline-level="2">Première connexion d'un employé :</text:h>
      <text:p text:style-name="P15">L'employé est invité par à se connecter à l'intranet pour réinitialiser son mot de passe et pour remplir sa fiche collaborateur. Pour ce faire, il reçoit un lien sur sa boite email contenant un token unique généré automatiquement. L'employé saisie son mot de passe (et vérification du mot passe).</text:p>
      <text:p text:style-name="P15">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13" text:outline-level="2"/>
      <text:h text:style-name="P13" text:outline-level="2">c. Réinitialisation du mot de passe</text:h>
      <text:p text:style-name="P17">Deux procédures doivent être possible selon deux cas:</text:p>
      <text:list xml:id="list6549212860585374486" text:style-name="L1">
        <text:list-item>
          <text:p text:style-name="P74">Cas du mot de passe oublié.</text:p>
        </text:list-item>
        <text:list-item>
          <text:p text:style-name="P74">Cas ou l'employé a toujours son mot de passe.</text:p>
        </text:list-item>
      </text:list>
      <text:h text:style-name="P38" text:outline-level="1"/>
      <text:h text:style-name="P38" text:outline-level="1">d. Déconnexion</text:h>
      <text:p text:style-name="P16">Pour détruire la session de connexion.</text:p>
      <text:p text:style-name="P40"/>
      <text:p text:style-name="P40"/>
      <text:p text:style-name="P41">1.1.2. Notifications:</text:p>
      <text:p text:style-name="P44"><text:span text:style-name="T16">Il est nécessaire d'avoir système pour notifier les différents utilisateurs au cas où une action se <text:s/>produit. Pour cela l'application doit </text:span><text:span text:style-name="T18">contenir</text:span><text:span text:style-name="T16"> deux modules nécessaire : </text:span></text:p>
      <text:p text:style-name="P42"><text:soft-page-break/>a. Module d'emails:</text:p>
      <text:p text:style-name="P43">Le système doit notifier les utilisateurs en envoyant des emails automatiquement lors de l’exécution d'une action vers les personnes concernées.</text:p>
      <text:p text:style-name="P42">b. Module de notifications de l'application:</text:p>
      <text:p text:style-name="P43">L'utilisateur doit être aussi notifié sur l'application lorsqu'il est connecté.</text:p>
      <text:p text:style-name="P41">1.1.3. Génération des fichiers:</text:p>
      <text:p text:style-name="P43">Un module de génération des fichiers est aussi nécessaire dans l'application. Il s'occupe d'exporter les données en fichiers EXCEL, ou bien des documents en format PDF.</text:p>
      <text:p text:style-name="P55"/>
      <text:p text:style-name="P59"/>
      <text:p text:style-name="P60"><text:span text:style-name="T2">1.2 Besoin fonctionnel</text:span> </text:p>
      <text:p text:style-name="P58">1.2.1. Description des acteurs</text:p>
      <text:h text:style-name="P56" text:outline-level="3"><text:bookmark text:name="Descriptiondesacteurs(personas)-Candidate"/><text:span text:style-name="Strong_20_Emphasis"><text:span text:style-name="T3">a. Candidat</text:span></text:span></text:h>
      <text:p text:style-name="P18">En tant que candidat, on peut se connecter l'intranet avec ROLE_CANDIDTAE et accéder <text:s/>directement à l'espace des candidats pour:</text:p>
      <text:list xml:id="list7007781031244707972" text:style-name="L2">
        <text:list-item>
          <text:p text:style-name="P75">Remplir les informations personnelles,</text:p>
        </text:list-item>
        <text:list-item>
          <text:p text:style-name="P75">Télécharger son CV.</text:p>
        </text:list-item>
        <text:list-item>
          <text:p text:style-name="P75">Consulter les offres.</text:p>
        </text:list-item>
        <text:list-item>
          <text:p text:style-name="P75">Postuler pour une offre.</text:p>
        </text:list-item>
        <text:list-item>
          <text:p text:style-name="P75">créer des alertes des nouvelles offres.</text:p>
        </text:list-item>
      </text:list>
      <text:h text:style-name="P36" text:outline-level="3"><text:bookmark text:name="Descriptiondesacteurs(personas)-Employee"/><text:span text:style-name="Strong_20_Emphasis"><text:span text:style-name="T3">b. Employé</text:span></text:span></text:h>
      <text:p text:style-name="P18">En tant qu'employé, on doit se connecter à l'intranet avec le ROLE_EMPLOYEE pour : </text:p>
      <text:p text:style-name="P18">Tout d'abord remplir la fiche collaborateur.</text:p>
      <text:p text:style-name="P18"><text:soft-page-break/>Puis :</text:p>
      <text:p text:style-name="P18">On peut accéder aux différents espaces de l'application:</text:p>
      <text:p text:style-name="P18"/>
      <text:list xml:id="list7819711943490066121" text:style-name="L3">
        <text:list-item>
          <text:p text:style-name="P79">Son profil pour:</text:p>
          <text:list>
            <text:list-item>
              <text:p text:style-name="P76">Modifier ses informations personnelles.</text:p>
            </text:list-item>
            <text:list-item>
              <text:p text:style-name="P76">Modifier le mot de passe.</text:p>
              <text:p text:style-name="P73"/>
            </text:list-item>
          </text:list>
        </text:list-item>
      </text:list>
      <text:list xml:id="list39938281431109860" text:style-name="L4">
        <text:list-item>
          <text:p text:style-name="P80">L'espace ressources humains pour :</text:p>
          <text:list>
            <text:list-item>
              <text:p text:style-name="P77">Accéder à la partie congé pour : </text:p>
              <text:list>
                <text:list-item>
                  <text:p text:style-name="P77">Demander un congé/ Autorisation d'absence.</text:p>
                </text:list-item>
                <text:list-item>
                  <text:p text:style-name="P77">Voir liste de ses demandes (approuvées, refusées ou pas encore traitées).</text:p>
                </text:list-item>
                <text:list-item>
                  <text:p text:style-name="P77">Consulter son solde de congés.</text:p>
                </text:list-item>
              </text:list>
            </text:list-item>
            <text:list-item>
              <text:p text:style-name="P77">Demander un document administratif :</text:p>
              <text:list>
                <text:list-item>
                  <text:p text:style-name="P77">Demander ses bulletins de paie.</text:p>
                </text:list-item>
                <text:list-item>
                  <text:p text:style-name="P77">Demander une attestation de travaille.</text:p>
                </text:list-item>
              </text:list>
            </text:list-item>
            <text:list-item>
              <text:p text:style-name="P77">Demande de cooptation:</text:p>
              <text:list>
                <text:list-item>
                  <text:p text:style-name="P77">Insérer des informations de la personne à recommander et télécharger son CV</text:p>
                </text:list-item>
              </text:list>
            </text:list-item>
          </text:list>
        </text:list-item>
        <text:list-item>
          <text:p text:style-name="P80">L'espace formation pour:</text:p>
          <text:list>
            <text:list-item>
              <text:p text:style-name="P77">Offrir une formation</text:p>
            </text:list-item>
            <text:list-item>
              <text:p text:style-name="P77"><text:soft-page-break/>Demander une nouvelle formation.</text:p>
            </text:list-item>
            <text:list-item>
              <text:p text:style-name="P77">Confirmer sa présence à une formation.</text:p>
            </text:list-item>
            <text:list-item>
              <text:p text:style-name="P77">Lister toutes les formations (effectuées ou non)</text:p>
            </text:list-item>
          </text:list>
        </text:list-item>
      </text:list>
      <text:p text:style-name="P29"/>
      <text:p text:style-name="P33"><text:span text:style-name="Strong_20_Emphasis"><text:span text:style-name="T4">c. HRM (Humain Ressource Manager ou Responsable RH)</text:span></text:span></text:p>
      <text:p text:style-name="P33"><text:span text:style-name="Strong_20_Emphasis"><text:span text:style-name="T6">Un responsable RH a toutes les autorisations d'un simple employé, en plus:</text:span></text:span></text:p>
      <text:p text:style-name="P18">En tant que HRM, On peut se connecter à l'intranet avec le ROLE_HRM, pour :</text:p>
      <text:list xml:id="list2479452379951280736" text:style-name="L5">
        <text:list-item>
          <text:p text:style-name="P78">Accéder à l'espace ressources humains pour:</text:p>
          <text:list>
            <text:list-item>
              <text:p text:style-name="P78">Vérifier la liste des demandes de congés et :</text:p>
              <text:list>
                <text:list-item>
                  <text:p text:style-name="P78">Approuver la demande.</text:p>
                </text:list-item>
                <text:list-item>
                  <text:p text:style-name="P78">Refuser la demande avec la rédaction du motif de refus.</text:p>
                </text:list-item>
                <text:list-item>
                  <text:p text:style-name="P78">Faire tout ce qu'un employé est capable de faire dans cet espace.</text:p>
                </text:list-item>
              </text:list>
            </text:list-item>
            <text:list-item>
              <text:p text:style-name="P78">Consulter la liste des employés:</text:p>
              <text:list>
                <text:list-item>
                  <text:p text:style-name="P78">Lister les informations de chaque employé.</text:p>
                </text:list-item>
                <text:list-item>
                  <text:p text:style-name="P78">Clôture du dossier d'un employé.</text:p>
                </text:list-item>
              </text:list>
            </text:list-item>
            <text:list-item>
              <text:p text:style-name="P78">Accéder à liste des demandes des papiers administratifs et cooptations:</text:p>
              <text:list>
                <text:list-item>
                  <text:p text:style-name="P78">Imprimer les fichiers correspondant pour les cacheter et signer</text:p>
                </text:list-item>
              </text:list>
            </text:list-item>
          </text:list>
        </text:list-item>
      </text:list>
      <text:p text:style-name="P29"/>
      <text:list xml:id="list1636946081" text:continue-numbering="true" text:style-name="L5">
        <text:list-item>
          <text:p text:style-name="P78">Accéder à l'espace recrutement pour:</text:p>
          <text:list>
            <text:list-item>
              <text:p text:style-name="P78">Annoncer une nouvelle offre d'emploie.</text:p>
            </text:list-item>
            <text:list-item>
              <text:p text:style-name="P78">Consulter la liste des candidat.</text:p>
              <text:list>
                <text:list-item>
                  <text:p text:style-name="P78">Afficher un candidat.</text:p>
                </text:list-item>
              </text:list>
            </text:list-item>
            <text:list-item>
              <text:p text:style-name="P78"><text:soft-page-break/>Consulter la liste des offres publiées:</text:p>
              <text:list>
                <text:list-item>
                  <text:p text:style-name="P78">Modifier une offre.</text:p>
                </text:list-item>
                <text:list-item>
                  <text:p text:style-name="P78">Archiver une offre.</text:p>
                </text:list-item>
              </text:list>
            </text:list-item>
          </text:list>
        </text:list-item>
      </text:list>
      <text:p text:style-name="P51">c. Administrateur</text:p>
      <text:p text:style-name="P31"><text:span text:style-name="Strong_20_Emphasis"><text:span text:style-name="T6">L'administrateur a toutes les autorisations d'un simple employé et d'un Responsable RH, en plus:</text:span></text:span></text:p>
      <text:p text:style-name="P50">En tant que Administrateur, On peut se connecter à l'intranet avec le ROLE_ADMIN, pour :</text:p>
      <text:list xml:id="list510231038" text:continue-numbering="true" text:style-name="L5">
        <text:list-item>
          <text:p text:style-name="P78">Accéder à l'espace ressources humains pour:</text:p>
          <text:list>
            <text:list-item>
              <text:p text:style-name="P78">Consulter la liste des employés:</text:p>
              <text:list>
                <text:list-item>
                  <text:p text:style-name="P78">Créer le compte pour un nouveau collaborateur.</text:p>
                </text:list-item>
              </text:list>
            </text:list-item>
          </text:list>
        </text:list-item>
        <text:list-item>
          <text:p text:style-name="P78">Accéder à son profil pour:</text:p>
          <text:list>
            <text:list-item>
              <text:p text:style-name="P83"><text:span text:style-name="Emphasis"><text:span text:style-name="T5">Faire tout ce qu'un employé est capable de faire dans cet espace.</text:span></text:span></text:p>
            </text:list-item>
          </text:list>
        </text:list-item>
        <text:list-item>
          <text:p text:style-name="P78">Accéder à l'espace paramétrage </text:p>
          <text:list>
            <text:list-item>
              <text:p text:style-name="P78">Format des emails </text:p>
            </text:list-item>
            <text:list-item>
              <text:p text:style-name="P78">Format des documents administratifs</text:p>
            </text:list-item>
            <text:list-item>
              <text:p text:style-name="P78">Nombre de congé annuel</text:p>
            </text:list-item>
            <text:list-item>
              <text:p text:style-name="P78">Autre</text:p>
              <text:p text:style-name="P78"/>
            </text:list-item>
          </text:list>
        </text:list-item>
      </text:list>
      <text:p text:style-name="P52">1.2.2 Gestion des demandes de congés et d'absence</text:p>
      <text:p text:style-name="P17">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53" text:outline-level="1"><text:soft-page-break/>Demander de congé ou autorisation d'absence</text:h>
      <text:p text:style-name="P15">Pour demander un congé ou une autorisation d'absence, le collaborateur dois tout d'abord satisfaire des conditions, sinon il n'aura pas le droit de faire cette demande avant même quelle sera présentée au responsable RH et au directeur. </text:p>
      <text:p text:style-name="P15">La seule condition pour la demande de l'autorisation d'absence est de présenter la raison pour laquelle un employé veut s'absenter.</text:p>
      <text:p text:style-name="P15">Pour demander un congé, le collaborateur doit satisfaire les condition suivant:</text:p>
      <text:list xml:id="list7877915274744897713" text:style-name="L6">
        <text:list-item>
          <text:p text:style-name="P81">Le congé doit être demandé un mois à l'avance.</text:p>
        </text:list-item>
        <text:list-item>
          <text:p text:style-name="P81">Avoir un solde suffisant (supérieur ou égal à la durée demandée).</text:p>
        </text:list-item>
        <text:list-item>
          <text:p text:style-name="P81">Les jours des congés/Absences d'un employé ne doivent pas être confondus</text:p>
        </text:list-item>
      </text:list>
      <text:p text:style-name="P49">La durée du congé demandé se calcule de la manière suivante :</text:p>
      <text:list xml:id="list2550130758775687634" text:style-name="L7">
        <text:list-item>
          <text:p text:style-name="P82">Durée = dateFin – dateDate – (weekends + jours fériées)</text:p>
        </text:list-item>
      </text:list>
      <text:p text:style-name="P49">Le solde est calculé <text:span text:style-name="T21">de la</text:span> manière suivante:</text:p>
      <text:list xml:id="list321302583" text:continue-list="list7877915274744897713" text:style-name="L6">
        <text:list-item>
          <text:p text:style-name="P81">Le solde de congé d'un employé s'incrémente chaque mois d'un 1.5 jours.</text:p>
        </text:list-item>
        <text:list-item>
          <text:p text:style-name="P81">On soustrait les durées des congés déjà pris. </text:p>
        </text:list-item>
      </text:list>
      <text:p text:style-name="P28">D'autres conditions logiques doivent être respectées, par exemple :</text:p>
      <text:list xml:id="list2566849451678307560" text:style-name="L8">
        <text:list-item>
          <text:p text:style-name="P84">La dateDébut &lt;= dateFin des congés ou d'absences demandés.</text:p>
        </text:list-item>
        <text:list-item>
          <text:p text:style-name="P84">La dateDébut d'absence sollicité &gt; dateD'aujourd'hui.</text:p>
        </text:list-item>
      </text:list>
      <text:h text:style-name="P39" text:outline-level="1">Mes congés</text:h>
      <text:p text:style-name="P32"><text:span text:style-name="T8">Un historique des demandes de congés et des autorisations d'absences, doit être disponible sur l'application. Ainsi que l'état de la demande, <text:s/></text:span><text:span text:style-name="T10">acceptée</text:span><text:span text:style-name="T8">, </text:span><text:span text:style-name="T10">refusée </text:span><text:span text:style-name="T8">ou </text:span><text:span text:style-name="T9">pas encore traitée, </text:span><text:span text:style-name="T7">et le motif de refus si elle a refusée</text:span><text:span text:style-name="T9">. </text:span><text:span text:style-name="T7">Donc l'application doit présenté une page qui liste toutes ces informations.</text:span></text:p>
      <text:p text:style-name="P19"/>
      <text:h text:style-name="P39" text:outline-level="1"><text:soft-page-break/>Mon solde de congé </text:h>
      <text:p text:style-name="P16">Les collaborateurs peuvent vérifier leur solde de congé lorsqu'il veulent, pour cela l'application doit faire le calcule instantanément dès qu'un collaborateur veut consulter son solde.</text:p>
      <text:p text:style-name="P16"/>
      <text:p text:style-name="P20">Les demandes <text:s/><text:span text:style-name="T22">de congé ou autorisation d'absence </text:span>des collaborateurs</text:p>
      <text:p text:style-name="P15">Après que la demande soit vérifiée par le système, elle doit être validée ou refusée par le responsable RH et le directeur. La demande est acceptée si elle a été acceptée par les deux.</text:p>
      <text:p text:style-name="P15"/>
      <text:p text:style-name="P23">1.2.3 Gestion des carrières</text:p>
      <text:p text:style-name="P21"><text:span text:style-name="Strong_20_Emphasis"><text:span text:style-name="T24">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24">,</text:span></text:p>
      <text:p text:style-name="P24">Ce bilan de compétences est construit à l'aide de deux élément.</text:p>
      <text:p text:style-name="P21"/>
      <text:p text:style-name="P21">a. Fiche individuelle du collaborateur</text:p>
      <text:p text:style-name="P32"><text:span text:style-name="Strong_20_Emphasis"><text:span text:style-name="T12">Tout nouveau collaborateur est invité à remplir cette fiche .</text:span></text:span></text:p>
      <text:p text:style-name="P32"><text:span text:style-name="Strong_20_Emphasis"><text:span text:style-name="T12">La fiche doit contenir les champs ci-dessous:</text:span></text:span></text:p>
      <text:p text:style-name="P34"><text:span text:style-name="Strong_20_Emphasis"><text:span text:style-name="T19">Données Individuelles:</text:span></text:span></text:p>
      <text:p text:style-name="P32">- Nom, Prénom, Date de naissance, Situation familiale, Enfant à charge, Photo,</text:p>
      <text:p text:style-name="P32">- Adresse, N° téléphone, N° CNSS.</text:p>
      <text:p text:style-name="P35">Affectation chez Hiit consulting</text:p>
      <text:p text:style-name="P4">-Date d’entrée à Hiit Co, Lieu d’affectation, Poste Actuel, Type de contrat.</text:p>
      <text:p text:style-name="P35">Expérience antérieure à Hiit Consulting</text:p>
      <text:p text:style-name="P4">Employeur, Pays-Ville, Date début (JJ/MM/AAAA), Date fin (JJ/MM/AAAA), Poste.</text:p>
      <text:p text:style-name="P7"><text:soft-page-break/>Formations de bases</text:p>
      <text:p text:style-name="P6">- Diplôme: <text:span text:style-name="T23">niveau, Option, Spécialité</text:span></text:p>
      <text:p text:style-name="P5">- <text:span text:style-name="T25">Date début (JJ/MM/AAAA), Date fin (JJ/MM/AAAA)</text:span>, Organisme/Ecole/Université, Pays</text:p>
      <text:p text:style-name="P8">Projets réalisés</text:p>
      <text:p text:style-name="P9">Nom, Année, Description.</text:p>
      <text:p text:style-name="P10">Langues</text:p>
      <text:p text:style-name="P4">Langue, Niveau.</text:p>
      <text:p text:style-name="P3"><text:span text:style-name="Strong_20_Emphasis"><text:span text:style-name="T4"/></text:span></text:p>
      <text:p text:style-name="P21"><text:span text:style-name="Strong_20_Emphasis"><text:span text:style-name="T20">b. Le profil d'un collaborateur</text:span></text:span></text:p>
      <text:p text:style-name="P21"><text:span text:style-name="Strong_20_Emphasis"><text:span text:style-name="T23">Cette partie de l'application doit afficher toutes informations <text:s/>concernants l'employé, elle doit aussi permettre l'ajout, la modification et la suppression de ces informations.</text:span></text:span></text:p>
      <text:p text:style-name="P23"/>
      <text:p text:style-name="P26">1.2.4 Demande de cooptation ou document administratif</text:p>
      <text:p text:style-name="P24">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25"/>
      <text:p text:style-name="P25">Demande de cooptation</text:p>
      <text:p text:style-name="P24">Chaque employé a la possibilité de recommander des personne veulent collaborer avec l'entreprise, pour se faire l'application le <text:s/>permet <text:s/>d’insérer <text:s/>les informations (coordonnées) de cette personne et de télécharger son CV.</text:p>
      <text:p text:style-name="P24">Le responsable RH et le directeur ont l'accès à ces informations.</text:p>
      <text:p text:style-name="P17"/>
      <text:p text:style-name="P28"><text:soft-page-break/><text:span text:style-name="T20">Demande de documents administratifs</text:span> </text:p>
      <text:p text:style-name="P5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stem-ui" svg:font-family="system-ui, apple-system, system-ui, .SFNSText-Regular,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49cm" fo:border-left="none" fo:border-right="none" fo:border-top="none" fo:border-bottom="0.002cm solid #000000"/>
    </style:style>
    <style:style style:name="Tableau3" style:family="table">
      <style:table-properties style:width="17cm" table:align="margins" style:shadow="none"/>
    </style:style>
    <style:style style:name="Tableau3.A" style:family="table-column">
      <style:table-column-properties style:column-width="5.666cm" style:rel-column-width="3212*"/>
    </style:style>
    <style:style style:name="Tableau3.B" style:family="table-column">
      <style:table-column-properties style:column-width="5.667cm" style:rel-column-width="3213*"/>
    </style:style>
    <style:style style:name="Tableau3.A1" style:family="table-cell">
      <style:table-cell-properties fo:padding="0.097cm" fo:border="none"/>
    </style:style>
    <style:style style:name="MP1"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style:font-name="system-ui" fo:font-size="10.5pt" fo:letter-spacing="normal" fo:font-style="normal" fo:font-weight="normal" style:font-size-asian="10.5pt" style:font-size-complex="10.5pt"/>
    </style:style>
    <style:style style:name="MP2" style:family="paragraph" style:parent-style-name="Table_20_Contents">
      <style:paragraph-properties fo:text-align="start"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text-align="end" style:justify-single-word="fals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style:dynamic-spacing="false"/>
      </style:header-style>
      <style:footer-style>
        <style:header-footer-properties fo:min-height="0.6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2"/></text:p>
        <table:table table:name="Tableau1" table:style-name="Tableau1">
          <table:table-column table:style-name="Tableau1.A"/>
          <table:table-row>
            <table:table-cell table:style-name="Tableau1.A1" office:value-type="string">
              <text:p text:style-name="MP1">Conception et développement d'une application web intranet de gestion de Ressources Humaines</text:p>
            </table:table-cell>
          </table:table-row>
        </table:table>
        <text:p text:style-name="Header"/>
      </style:header>
      <style:footer>
        <table:table table:name="Tableau3" table:style-name="Tableau3">
          <table:table-column table:style-name="Tableau3.A"/>
          <table:table-column table:style-name="Tableau3.B" table:number-columns-repeated="2"/>
          <table:table-row>
            <table:table-cell table:style-name="Tableau3.A1" office:value-type="string">
              <text:p text:style-name="MP2">ENSAO</text:p>
            </table:table-cell>
            <table:table-cell table:style-name="Tableau3.A1" office:value-type="string">
              <text:p text:style-name="MP3"><text:page-number text:select-page="current">5</text:page-number>/<text:page-count>11</text:page-count></text:p>
            </table:table-cell>
            <table:table-cell table:style-name="Tableau3.A1" office:value-type="string">
              <text:p text:style-name="MP4">HiitConsulting</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5-17T12:02:09</meta:creation-date>
    <dc:date>2018-05-21T13:31:17</dc:date>
    <dc:creator>amine jabri</dc:creator>
    <meta:editing-duration>P1DT13H26M8S</meta:editing-duration>
    <meta:editing-cycles>25</meta:editing-cycles>
    <meta:generator>OpenOffice/4.1.2$Unix OpenOffice.org_project/412m3$Build-9782</meta:generator>
    <meta:document-statistic meta:table-count="3" meta:image-count="0" meta:object-count="0" meta:page-count="11" meta:paragraph-count="161" meta:word-count="1631" meta:character-count="10358"/>
  </office:meta>
</office:document-meta>
</file>